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632" officeooo:paragraph-rsid="000466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6632" officeooo:paragraph-rsid="000466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6632" officeooo:paragraph-rsid="0004663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46632" officeooo:paragraph-rsid="0004663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64e8b"/>
    </style:style>
    <style:style style:name="P6" style:family="paragraph" style:parent-style-name="Standard">
      <style:paragraph-properties fo:text-align="start" style:justify-single-word="false"/>
      <style:text-properties officeooo:paragraph-rsid="0007dea1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7dea1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b085a"/>
    </style:style>
    <style:style style:name="P9" style:family="paragraph" style:parent-style-name="Standard">
      <style:paragraph-properties fo:text-align="start" style:justify-single-word="false"/>
      <style:text-properties officeooo:paragraph-rsid="000b085a"/>
    </style:style>
    <style:style style:name="P10" style:family="paragraph" style:parent-style-name="Standard" style:list-style-name="L7">
      <style:paragraph-properties fo:text-align="start" style:justify-single-word="false"/>
      <style:text-properties officeooo:paragraph-rsid="000b085a"/>
    </style:style>
    <style:style style:name="P11" style:family="paragraph" style:parent-style-name="Standard" style:list-style-name="L8">
      <style:paragraph-properties fo:text-align="start" style:justify-single-word="false"/>
      <style:text-properties officeooo:paragraph-rsid="000ba226"/>
    </style:style>
    <style:style style:name="P12" style:family="paragraph" style:parent-style-name="Standard">
      <style:paragraph-properties fo:text-align="start" style:justify-single-word="false"/>
      <style:text-properties officeooo:rsid="000531dd" officeooo:paragraph-rsid="000531dd"/>
    </style:style>
    <style:style style:name="P13" style:family="paragraph" style:parent-style-name="Standard">
      <style:paragraph-properties fo:text-align="start" style:justify-single-word="false"/>
      <style:text-properties officeooo:rsid="00064e8b" officeooo:paragraph-rsid="00064e8b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046632" officeooo:paragraph-rsid="00046632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officeooo:paragraph-rsid="00046632" style:font-size-asian="15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046632" officeooo:paragraph-rsid="00046632" style:font-size-asian="15pt" style:font-size-complex="15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5pt" officeooo:rsid="000531dd" officeooo:paragraph-rsid="000531dd" style:font-size-asian="15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officeooo:rsid="00064e8b" officeooo:paragraph-rsid="00064e8b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07dea1" officeooo:paragraph-rsid="0007dea1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officeooo:rsid="000a5a42" officeooo:paragraph-rsid="000a5a42"/>
    </style:style>
    <style:style style:name="P24" style:family="paragraph" style:parent-style-name="Standard">
      <style:paragraph-properties fo:text-align="start" style:justify-single-word="false"/>
      <style:text-properties officeooo:rsid="000b085a" officeooo:paragraph-rsid="000b085a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0b085a" officeooo:paragraph-rsid="000b085a"/>
    </style:style>
    <style:style style:name="P26" style:family="paragraph" style:parent-style-name="Standard">
      <style:paragraph-properties fo:text-align="start" style:justify-single-word="false"/>
      <style:text-properties officeooo:rsid="000ba226" officeooo:paragraph-rsid="000ba2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a4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6632" style:font-weight-asian="normal" style:font-weight-complex="normal"/>
    </style:style>
    <style:style style:name="T5" style:family="text">
      <style:text-properties fo:font-size="15pt" fo:font-weight="normal" officeooo:rsid="00064e8b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07dea1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7dea1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64e8b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08da54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0a5a42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0b085a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0ba226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bold" officeooo:rsid="00064e8b" style:font-size-asian="15pt" style:font-weight-asian="bold" style:font-size-complex="15pt" style:font-weight-complex="bold"/>
    </style:style>
    <style:style style:name="T15" style:family="text">
      <style:text-properties officeooo:rsid="000ba22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4">Documentation.</text:p>
      <text:p text:style-name="P1"/>
      <text:p text:style-name="P15"><text:span text:style-name="T4">There are three interfaces for different type of users:</text:span></text:p>
      <text:p text:style-name="P15"><text:span text:style-name="T4"/></text:p>
      <text:list xml:id="list3516926887" text:style-name="L1">
        <text:list-item>
          <text:p text:style-name="P16"><text:span text:style-name="T3">The first interface is for </text:span><text:span text:style-name="T1">Clients</text:span></text:p>
        </text:list-item>
        <text:list-item>
          <text:p text:style-name="P16">The second is for <text:span text:style-name="T1">Workers</text:span></text:p>
        </text:list-item>
        <text:list-item>
          <text:p text:style-name="P18">And the third is for <text:span text:style-name="T1">Administrator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19"><text:span text:style-name="T1">Ap</text:span><text:span text:style-name="T2">p</text:span><text:span text:style-name="T1">lication for Customers.</text:span></text:p>
      <text:p text:style-name="P4"><text:span text:style-name="T1"/></text:p>
      <text:p text:style-name="P20">So, the first step for client will be <text:span text:style-name="T1">registration</text:span>. <text:s/>At registration page customer have to fill the registration form with the following fields:</text:p>
      <text:p text:style-name="P20"><text:tab/><text:tab/></text:p>
      <text:list xml:id="list2207840508" text:style-name="L2">
        <text:list-item>
          <text:p text:style-name="P17"><text:span text:style-name="T3">Email (This field must be unique)</text:span></text:p>
        </text:list-item>
        <text:list-item>
          <text:p text:style-name="P17"><text:span text:style-name="T3">First name</text:span></text:p>
        </text:list-item>
        <text:list-item>
          <text:p text:style-name="P17"><text:span text:style-name="T3">Last name</text:span></text:p>
        </text:list-item>
        <text:list-item>
          <text:p text:style-name="P17"><text:span text:style-name="T3">Phone number</text:span></text:p>
        </text:list-item>
        <text:list-item>
          <text:p text:style-name="P17"><text:span text:style-name="T3">Password</text:span></text:p>
        </text:list-item>
      </text:list>
      <text:p text:style-name="P12"><text:span text:style-name="T3"/></text:p>
      <text:p text:style-name="P5"><text:span text:style-name="T6">The client</text:span><text:span text:style-name="T5"> can </text:span><text:span text:style-name="T6">also</text:span><text:span text:style-name="T5"> continue without registering, </text:span><text:span text:style-name="T14">but users who are not registered cannot leave a feedback after visits and check the history of visits</text:span><text:span text:style-name="T5">.</text:span></text:p>
      <text:p text:style-name="P13"><text:span text:style-name="T3"/></text:p>
      <text:p text:style-name="P22"><text:span text:style-name="T3">Of course i have to tell about login, so , if client has the account , the client can log in, The client should fill the login form which consists of following fields:</text:span></text:p>
      <text:p text:style-name="P6"><text:span text:style-name="T8"/></text:p>
      <text:list xml:id="list1977188794" text:style-name="L3">
        <text:list-item>
          <text:p text:style-name="P7"><text:span text:style-name="T8">Email</text:span></text:p>
        </text:list-item>
        <text:list-item>
          <text:p text:style-name="P7"><text:span text:style-name="T8">Password<text:tab/><text:tab/><text:tab/><text:tab/> </text:span></text:p>
        </text:list-item>
      </text:list>
      <text:p text:style-name="P21"><text:span text:style-name="T3"/></text:p>
      <text:p text:style-name="P5"><text:span text:style-name="T9">After registration, a client profile is created. </text:span><text:span text:style-name="T10">The client profile displays information about the client( his id, email), feedback and visits to the client, and there is a button to log out. </text:span><text:span text:style-name="T11">And if user have an active service, it will be showed at his page.</text:span></text:p>
      <text:p text:style-name="P5"><text:span text:style-name="T11"/></text:p>
      <text:p text:style-name="P23"><text:span text:style-name="T7">The next part of application for clients is order a service.</text:span></text:p>
      <text:p text:style-name="P23"><text:span text:style-name="T7">Well, to order a service, client have to fill the form which consi</text:span><text:span text:style-name="T12">s</text:span><text:span text:style-name="T7">ts of fields:</text:span></text:p>
      <text:list xml:id="list317850002" text:style-name="L4">
        <text:list-item>
          <text:p text:style-name="P8"><text:span text:style-name="T12"><text:s/>Choose a service</text:span></text:p>
        </text:list-item>
        <text:list-item>
          <text:p text:style-name="P8"><text:span text:style-name="T12"><text:s/>Barber</text:span></text:p>
        </text:list-item>
        <text:list-item>
          <text:p text:style-name="P8"><text:span text:style-name="T12"><text:s/>Date</text:span></text:p>
        </text:list-item>
        <text:list-item>
          <text:p text:style-name="P8"><text:span text:style-name="T12"><text:s/>Time</text:span><text:span text:style-name="T11"><text:tab/><text:tab/></text:span></text:p>
        </text:list-item>
      </text:list>
      <text:p text:style-name="P9"><text:soft-page-break/><text:span text:style-name="T11">I</text:span><text:span text:style-name="T12">f service is ordered by </text:span><text:span text:style-name="T13">an</text:span><text:span text:style-name="T12"> </text:span><text:span text:style-name="T13">un</text:span><text:span text:style-name="T12">registered user, then , </text:span><text:span text:style-name="T13">the </text:span><text:span text:style-name="T12">unregistered client have to specify this data:</text:span></text:p>
      <text:list xml:id="list1704217308" text:style-name="L7">
        <text:list-item>
          <text:p text:style-name="P10"><text:span text:style-name="T12">First name</text:span></text:p>
        </text:list-item>
        <text:list-item>
          <text:p text:style-name="P10"><text:span text:style-name="T12">Last name</text:span></text:p>
        </text:list-item>
        <text:list-item>
          <text:p text:style-name="P10"><text:span text:style-name="T12">Phone number</text:span></text:p>
        </text:list-item>
        <text:list-item>
          <text:p text:style-name="P25"><text:span text:style-name="T7">Email</text:span></text:p>
        </text:list-item>
      </text:list>
      <text:p text:style-name="P24"><text:span text:style-name="T7"/></text:p>
      <text:p text:style-name="P9"><text:span text:style-name="T7">And after filling </text:span><text:span text:style-name="T13">out </text:span><text:span text:style-name="T7">this form </text:span><text:span text:style-name="T13">to </text:span><text:span text:style-name="T7">order </text:span><text:span text:style-name="T13">the</text:span><text:span text:style-name="T7"> service.</text:span></text:p>
      <text:p text:style-name="P9"><text:span text:style-name="T7"/></text:p>
      <text:p text:style-name="P26"><text:span text:style-name="T7">After visiting the customer can leave the feedback. This form is represented by the following fields:</text:span></text:p>
      <text:list xml:id="list4093399686" text:style-name="L8">
        <text:list-item>
          <text:p text:style-name="P11"><text:span text:style-name="T13">Opinion, impression after visit</text:span></text:p>
        </text:list-item>
        <text:list-item>
          <text:p text:style-name="P11"><text:span text:style-name="T13">Submit button<text:tab/></text:span></text:p>
        </text:list-item>
      </text:list>
      <text:p text:style-name="P26"><text:span text:style-name="T7"/></text:p>
      <text:p text:style-name="P26"><text:span text:style-name="T7"/></text:p>
      <text:p text:style-name="P26"><text:span text:style-name="T7"/></text:p>
      <text:p text:style-name="P9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5:52:33.656821663</meta:creation-date>
    <dc:date>2022-12-27T18:04:59.984031389</dc:date>
    <meta:editing-duration>PT8M14S</meta:editing-duration>
    <meta:editing-cycles>1</meta:editing-cycles>
    <meta:document-statistic meta:table-count="0" meta:image-count="0" meta:object-count="0" meta:page-count="2" meta:paragraph-count="33" meta:word-count="281" meta:character-count="1556" meta:non-whitespace-character-count="1312"/>
    <meta:generator>LibreOffice/6.4.7.2$Linux_X86_64 LibreOffice_project/40$Build-2</meta:generator>
  </office:meta>
</office:document-meta>
</file>